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ms Rmn" svg:font-family="'Tms Rmn'" style:font-family-generic="roman"/>
    <style:font-face style:name="Liberation Sans" svg:font-family="'Liberation Sans'" style:font-family-generic="swiss"/>
    <style:font-face style:name="Lucida Grande" svg:font-family="'Lucida Grande'"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text-properties fo:color="#000000"/>
    </style:style>
    <style:style style:name="P3" style:family="paragraph" style:parent-style-name="Body">
      <style:text-properties fo:color="#000000" fo:font-style="normal" style:font-style-asian="normal" style:font-style-complex="normal"/>
    </style:style>
    <style:style style:name="P4" style:family="paragraph" style:parent-style-name="Body">
      <style:text-properties fo:color="#000000" fo:font-style="normal" fo:background-color="#ffff00" style:font-style-asian="normal" style:font-style-complex="normal"/>
    </style:style>
    <style:style style:name="P5" style:family="paragraph" style:parent-style-name="Body">
      <style:paragraph-properties fo:text-align="start" style:justify-single-word="false"/>
      <style:text-properties fo:background-color="#ffff00"/>
    </style:style>
    <style:style style:name="P6" style:family="paragraph" style:parent-style-name="Body">
      <style:paragraph-properties fo:text-align="start" style:justify-single-word="false"/>
    </style:style>
    <style:style style:name="P7" style:family="paragraph" style:parent-style-name="Body">
      <style:text-properties fo:language="en" fo:country="GB"/>
    </style:style>
    <style:style style:name="P8" style:family="paragraph" style:parent-style-name="Body">
      <style:text-properties fo:color="#ff0000"/>
    </style:style>
    <style:style style:name="P9" style:family="paragraph" style:parent-style-name="Body">
      <style:text-properties fo:color="#ff0000" fo:font-style="italic" style:font-style-asian="italic"/>
    </style:style>
    <style:style style:name="P10" style:family="paragraph" style:parent-style-name="Body">
      <style:paragraph-properties fo:text-align="center" style:justify-single-word="false"/>
      <style:text-properties fo:color="#ff0000" fo:font-style="italic" style:font-style-asian="italic"/>
    </style:style>
    <style:style style:name="P11" style:family="paragraph" style:parent-style-name="CellBody">
      <style:paragraph-properties style:snap-to-layout-grid="false"/>
    </style:style>
    <style:style style:name="P12" style:family="paragraph" style:parent-style-name="CellBody">
      <style:text-properties fo:color="#000000" fo:font-style="italic" style:font-style-asian="italic"/>
    </style:style>
    <style:style style:name="P13" style:family="paragraph" style:parent-style-name="CellBody">
      <style:paragraph-properties style:snap-to-layout-grid="false"/>
      <style:text-properties fo:color="#000000" fo:font-style="italic" style:font-style-asian="italic"/>
    </style:style>
    <style:style style:name="P14" style:family="paragraph" style:parent-style-name="CellBody">
      <style:paragraph-properties style:snap-to-layout-grid="false"/>
      <style:text-properties fo:color="#000000"/>
    </style:style>
    <style:style style:name="P15" style:family="paragraph" style:parent-style-name="CellBody">
      <style:paragraph-properties fo:keep-with-next="always" style:snap-to-layout-grid="false"/>
    </style:style>
    <style:style style:name="P16" style:family="paragraph" style:parent-style-name="CellHeading">
      <style:paragraph-properties fo:text-align="center" style:justify-single-word="false" fo:keep-with-next="always" style:snap-to-layout-grid="false"/>
    </style:style>
    <style:style style:name="P17" style:family="paragraph" style:parent-style-name="Abstract">
      <style:text-properties fo:font-size="16pt" fo:font-weight="bold" style:font-size-asian="16pt" style:font-weight-asian="bold"/>
    </style:style>
    <style:style style:name="P18" style:family="paragraph" style:parent-style-name="Preformatted_20_Text">
      <style:paragraph-properties fo:margin-left="0.9in" fo:margin-right="0in" fo:text-indent="0in" style:auto-text-indent="false"/>
    </style:style>
    <style:style style:name="P19" style:family="paragraph" style:parent-style-name="Preformatted_20_Text">
      <style:paragraph-properties fo:margin-left="0.9in" fo:margin-right="0in" fo:margin-top="0in" fo:margin-bottom="0.1965in" fo:text-indent="0in" style:auto-text-indent="false"/>
    </style:style>
    <style:style style:name="P20" style:family="paragraph" style:parent-style-name="Preformatted_20_Text">
      <style:text-properties fo:font-variant="normal" fo:text-transform="none" fo:color="#000000" fo:letter-spacing="normal" fo:font-style="normal" fo:font-weight="normal"/>
    </style:style>
    <style:style style:name="P21" style:family="paragraph" style:parent-style-name="Preformatted_20_Text">
      <style:paragraph-properties fo:text-align="start" style:justify-single-word="false"/>
    </style:style>
    <style:style style:name="P22" style:family="paragraph" style:parent-style-name="Preformatted_20_Text">
      <style:text-properties style:font-name="ProductusOSGiMonoc" fo:font-size="9pt" style:font-name-asian="ProductusOSGiMonoc" style:font-size-asian="9pt" style:font-name-complex="ProductusOSGiMonoc" style:font-size-complex="9pt"/>
    </style:style>
    <style:style style:name="P23" style:family="paragraph" style:parent-style-name="Preformatted_20_Text">
      <style:paragraph-properties fo:margin-left="0.6043in" fo:margin-right="0in" fo:text-indent="0in" style:auto-text-indent="false"/>
    </style:style>
    <style:style style:name="P24" style:family="paragraph" style:parent-style-name="Text_20_body_20_indent">
      <style:paragraph-properties fo:text-align="start" style:justify-single-word="false"/>
    </style:style>
    <style:style style:name="P25" style:family="paragraph" style:parent-style-name="Body">
      <style:paragraph-properties fo:margin-left="0.1984in" fo:margin-right="0in" fo:text-indent="0in" style:auto-text-indent="false"/>
      <style:text-properties style:font-name="Courier New1"/>
    </style:style>
    <style:style style:name="P26" style:family="paragraph" style:parent-style-name="Body">
      <style:paragraph-properties fo:margin-left="0.1984in" fo:margin-right="0in" fo:text-indent="0in" style:auto-text-indent="false"/>
      <style:text-properties fo:color="#ff0000" style:font-name="Courier New1"/>
    </style:style>
    <style:style style:name="P27" style:family="paragraph" style:parent-style-name="Body">
      <style:paragraph-properties fo:margin-left="0.1984in" fo:margin-right="0in" fo:text-indent="0in" style:auto-text-indent="false"/>
      <style:text-properties fo:color="#000000" style:font-name="Courier New1"/>
    </style:style>
    <style:style style:name="P28" style:family="paragraph" style:parent-style-name="Body">
      <style:paragraph-properties fo:margin-left="0.2154in" fo:margin-right="0in" fo:text-indent="0in" style:auto-text-indent="false"/>
      <style:text-properties style:font-name="Courier New1"/>
    </style:style>
    <style:style style:name="P29" style:family="paragraph" style:parent-style-name="Body">
      <style:paragraph-properties fo:margin-left="0.0083in" fo:margin-right="0in" fo:text-indent="0in" style:auto-text-indent="false"/>
      <style:text-properties fo:color="#ff0000" style:font-name="Arial"/>
    </style:style>
    <style:style style:name="P30" style:family="paragraph" style:parent-style-name="Body">
      <style:paragraph-properties fo:margin-left="0.1898in" fo:margin-right="0in" fo:text-indent="0in" style:auto-text-indent="false"/>
      <style:text-properties fo:color="#000000" style:font-name="Courier New1"/>
    </style:style>
    <style:style style:name="P31"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2"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style>
    <style:style style:name="P33" style:family="paragraph" style:parent-style-name="Body">
      <style:paragraph-properties fo:margin-left="0in" fo:margin-right="0in" fo:text-indent="0in" style:auto-text-indent="false"/>
      <style:text-properties fo:color="#000000" style:font-name="Arial"/>
    </style:style>
    <style:style style:name="P34" style:family="paragraph" style:parent-style-name="Standard">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8" style:family="paragraph" style:parent-style-name="Document_20_Title" style:master-page-name="First_20_Page">
      <style:paragraph-properties fo:text-align="center" style:justify-single-word="false" style:page-number="auto"/>
    </style:style>
    <style:style style:name="P39" style:family="paragraph" style:parent-style-name="Heading_20_2">
      <style:paragraph-properties fo:text-align="start" style:justify-single-word="false"/>
    </style:style>
    <style:style style:name="P40" style:family="paragraph" style:parent-style-name="Heading_20_2">
      <style:text-properties fo:language="en" fo:country="US" style:language-complex="ar" style:country-complex="SA"/>
    </style:style>
    <style:style style:name="P41" style:family="paragraph" style:parent-style-name="Body" style:list-style-name="L3"/>
    <style:style style:name="P42" style:family="paragraph" style:parent-style-name="Body" style:list-style-name="L4"/>
    <style:style style:name="P43" style:family="paragraph" style:parent-style-name="Body" style:list-style-name="L4">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4" style:family="paragraph" style:parent-style-name="Body" style:list-style-name="L5"/>
    <style:style style:name="P4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6" style:family="paragraph" style:parent-style-name="Body">
      <style:text-properties fo:language="en" fo:country="US" style:language-complex="ar" style:country-complex="SA"/>
    </style:style>
    <style:style style:name="P4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8" style:family="paragraph" style:parent-style-name="CellBody" style:list-style-name="L1"/>
    <style:style style:name="P49" style:family="paragraph" style:parent-style-name="CellBody" style:list-style-name="L2"/>
    <style:style style:name="P5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1" style:family="paragraph" style:parent-style-name="Heading_20_1">
      <style:text-properties fo:color="#000000"/>
    </style:style>
    <style:style style:name="P52" style:family="paragraph" style:parent-style-name="Heading_20_1">
      <style:paragraph-properties fo:break-before="page"/>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style:style>
    <style:style style:name="T2" style:family="text">
      <style:text-properties fo:font-size="14pt" fo:font-weight="normal" style:font-size-asian="14pt" style:font-weight-asian="normal"/>
    </style:style>
    <style:style style:name="T3" style:family="text">
      <style:text-properties fo:color="#ff0000"/>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style:font-name="Courier New"/>
    </style:style>
    <style:style style:name="T9" style:family="text">
      <style:text-properties style:font-name="ProductusOSGiBookc" style:font-name-asian="ProductusOSGiBookc" style:font-name-complex="ProductusOSGiBookc"/>
    </style:style>
    <style:style style:name="T10" style:family="text">
      <style:text-properties style:text-position="super 58%"/>
    </style:style>
    <style:style style:name="T11" style:family="text">
      <style:text-properties fo:color="#0000ff" style:font-name="Tms Rmn" fo:font-size="12pt" style:text-underline-style="solid" style:text-underline-width="auto" style:text-underline-color="font-color" fo:background-color="transparent" style:font-name-asian="Tms Rmn" style:font-size-asian="12pt" style:font-name-complex="Tms Rmn" style:font-size-complex="12pt"/>
    </style:style>
    <style:style style:name="T12" style:family="text">
      <style:text-properties fo:color="#000000"/>
    </style:style>
    <style:style style:name="T13" style:family="text">
      <style:text-properties fo:color="#000000" style:font-name="Tms Rmn" fo:font-size="12pt" fo:background-color="transparent" style:font-name-asian="Tms Rmn" style:font-size-asian="12pt" style:font-name-complex="Tms Rmn" style:font-size-complex="12pt"/>
    </style:style>
    <style:style style:name="T14"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style:font-name="Proforma-Book" fo:font-size="9pt" style:font-name-asian="Proforma-Book" style:font-size-asian="9pt" style:font-name-complex="Proforma-Book" style:font-size-complex="9pt"/>
    </style:style>
    <style:style style:name="T19" style:family="text">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20" style:family="text">
      <style:text-properties fo:font-weight="bold"/>
    </style:style>
    <style:style style:name="T21" style:family="text">
      <style:text-properties style:use-window-font-color="true"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000000"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87915632" text:id="ct487915632">
          <text:insertion>
            <office:change-info>
              <dc:creator>John Jr</dc:creator>
              <dc:date>2013-06-27T07:42:00</dc:date>
            </office:change-info>
          </text:insertion>
        </text:changed-region>
        <text:changed-region xml:id="ct86016320" text:id="ct86016320">
          <text:insertion>
            <office:change-info>
              <dc:creator>John Jr</dc:creator>
              <dc:date>2013-06-27T07:42:00</dc:date>
            </office:change-info>
          </text:insertion>
        </text:changed-region>
        <text:changed-region xml:id="ct584606064" text:id="ct584606064">
          <text:insertion>
            <office:change-info>
              <dc:creator>John Jr</dc:creator>
              <dc:date>2013-06-27T07:42:00</dc:date>
            </office:change-info>
          </text:insertion>
        </text:changed-region>
        <text:changed-region xml:id="ct86049184" text:id="ct86049184">
          <text:insertion>
            <office:change-info>
              <dc:creator>John Jr</dc:creator>
              <dc:date>2013-06-27T07:45:00</dc:date>
            </office:change-info>
          </text:insertion>
        </text:changed-region>
        <text:changed-region xml:id="ct280644736" text:id="ct280644736">
          <text:insertion>
            <office:change-info>
              <dc:creator>John Jr</dc:creator>
              <dc:date>2013-06-27T07:46:00</dc:date>
            </office:change-info>
          </text:insertion>
        </text:changed-region>
        <text:changed-region xml:id="ct87013824" text:id="ct87013824">
          <text:insertion>
            <office:change-info>
              <dc:creator>John Jr</dc:creator>
              <dc:date>2013-06-27T07:47:00</dc:date>
            </office:change-info>
          </text:insertion>
        </text:changed-region>
        <text:changed-region xml:id="ct86754128" text:id="ct86754128">
          <text:insertion>
            <office:change-info>
              <dc:creator>John Jr</dc:creator>
              <dc:date>2013-06-27T07:51:00</dc:date>
            </office:change-info>
          </text:insertion>
        </text:changed-region>
        <text:changed-region xml:id="ct488361376" text:id="ct488361376">
          <text:insertion>
            <office:change-info>
              <dc:creator>John Jr</dc:creator>
              <dc:date>2013-06-27T07:52:00</dc:date>
            </office:change-info>
          </text:insertion>
        </text:changed-region>
        <text:changed-region xml:id="ct86996096" text:id="ct86996096">
          <text:insertion>
            <office:change-info>
              <dc:creator>John Jr</dc:creator>
              <dc:date>2013-06-27T10:21:00</dc:date>
            </office:change-info>
          </text:insertion>
        </text:changed-region>
        <text:changed-region xml:id="ct86642688" text:id="ct86642688">
          <text:insertion>
            <office:change-info>
              <dc:creator>John Jr</dc:creator>
              <dc:date>2013-06-27T10:24:00</dc:date>
            </office:change-info>
          </text:insertion>
        </text:changed-region>
        <text:changed-region xml:id="ct280701152" text:id="ct280701152">
          <text:insertion>
            <office:change-info>
              <dc:creator>John Jr</dc:creator>
              <dc:date>2013-06-27T09:48:00</dc:date>
            </office:change-info>
          </text:insertion>
        </text:changed-region>
        <text:changed-region xml:id="ct280676320" text:id="ct280676320">
          <text:insertion>
            <office:change-info>
              <dc:creator>John Jr</dc:creator>
              <dc:date>2013-06-27T09:50:00</dc:date>
            </office:change-info>
          </text:insertion>
        </text:changed-region>
        <text:changed-region xml:id="ct280727504" text:id="ct280727504">
          <text:insertion>
            <office:change-info>
              <dc:creator>John Jr</dc:creator>
              <dc:date>2013-06-27T09:49:00</dc:date>
            </office:change-info>
          </text:insertion>
        </text:changed-region>
        <text:changed-region xml:id="ct280587536" text:id="ct280587536">
          <text:insertion>
            <office:change-info>
              <dc:creator>John Jr</dc:creator>
              <dc:date>2013-06-27T09:51:00</dc:date>
            </office:change-info>
          </text:insertion>
        </text:changed-region>
        <text:changed-region xml:id="ct584338336" text:id="ct584338336">
          <text:insertion>
            <office:change-info>
              <dc:creator>John Jr</dc:creator>
              <dc:date>2013-06-27T09:52:00</dc:date>
            </office:change-info>
          </text:insertion>
        </text:changed-region>
        <text:changed-region xml:id="ct280646672" text:id="ct280646672">
          <text:insertion>
            <office:change-info>
              <dc:creator>John Jr</dc:creator>
              <dc:date>2013-06-27T10:12:00</dc:date>
            </office:change-info>
          </text:insertion>
        </text:changed-region>
        <text:changed-region xml:id="ct584808816" text:id="ct584808816">
          <text:insertion>
            <office:change-info>
              <dc:creator>John Jr</dc:creator>
              <dc:date>2013-06-27T09:56:00</dc:date>
            </office:change-info>
          </text:insertion>
        </text:changed-region>
        <text:changed-region xml:id="ct313909584" text:id="ct313909584">
          <text:insertion>
            <office:change-info>
              <dc:creator>John Jr</dc:creator>
              <dc:date>2013-06-27T09:53:00</dc:date>
            </office:change-info>
          </text:insertion>
        </text:changed-region>
        <text:changed-region xml:id="ct313906720" text:id="ct313906720">
          <text:insertion>
            <office:change-info>
              <dc:creator>John Jr</dc:creator>
              <dc:date>2013-06-27T09:54:00</dc:date>
            </office:change-info>
          </text:insertion>
        </text:changed-region>
        <text:changed-region xml:id="ct90405104" text:id="ct90405104">
          <text:insertion>
            <office:change-info>
              <dc:creator>John Jr</dc:creator>
              <dc:date>2013-06-27T09:58:00</dc:date>
            </office:change-info>
          </text:insertion>
        </text:changed-region>
        <text:changed-region xml:id="ct205459504" text:id="ct205459504">
          <text:insertion>
            <office:change-info>
              <dc:creator>John Jr</dc:creator>
              <dc:date>2013-06-27T09:46:00</dc:date>
            </office:change-info>
          </text:insertion>
        </text:changed-region>
        <text:changed-region xml:id="ct526358128" text:id="ct526358128">
          <text:insertion>
            <office:change-info>
              <dc:creator>John Jr</dc:creator>
              <dc:date>2013-06-27T07:43:00</dc:date>
            </office:change-info>
          </text:insertion>
        </text:changed-region>
        <text:changed-region xml:id="ct514425568" text:id="ct514425568">
          <text:deletion>
            <office:change-info>
              <dc:creator>John Jr</dc:creator>
              <dc:date>2013-06-27T07:45:00</dc:date>
            </office:change-info>
            <text:p text:style-name="Body"><office:annotation><dc:creator>John Jr</dc:creator><dc:date>2013-06-19T06:43:47</dc:date><text:p text:style-name="P53"><text:span text:style-name="T21">We encounter the same issue here as in supporting the DIP header in terms of what happens when bundles are refreshed or a child subsystem is installed into an already resolved parent. It's possible that the runtime wiring will be inconsistent with the deployment manifest.</text:span></text:p><text:p text:style-name="P53"><text:span text:style-name="T21"/></text:p><text:p text:style-name="P53"><text:span text:style-name="T21">We punt on specifying this under the assumptions that (1) weaving hooks are scant and (2) weaving hook providers really know what they're doing and will minimize or altogether avoid the use of wildcards in dynamic imports.</text:span></text:p><text:p text:style-name="P53"><text:span text:style-name="T21"/></text:p><text:p text:style-name="P53"><text:span text:style-name="T21">We therefore consider any issues to be unlikely and rare.</text:span></text:p></office:annotation></text:p>
          </text:deletion>
        </text:changed-region>
        <text:changed-region xml:id="ct525845232" text:id="ct525845232">
          <text:insertion>
            <office:change-info>
              <dc:creator>John Jr</dc:creator>
              <dc:date>2013-06-27T07:43:00</dc:date>
            </office:change-info>
          </text:insertion>
        </text:changed-region>
        <text:changed-region xml:id="ct463747808" text:id="ct463747808">
          <text:insertion>
            <office:change-info>
              <dc:creator>John Jr</dc:creator>
              <dc:date>2013-06-27T07:44:00</dc:date>
            </office:change-info>
          </text:insertion>
        </text:changed-region>
        <text:changed-region xml:id="ct525876592" text:id="ct525876592">
          <text:deletion>
            <office:change-info>
              <dc:creator>John Jr</dc:creator>
              <dc:date>2013-06-27T07:52:00</dc:date>
            </office:change-info>
            <text:p text:style-name="Body"><office:annotation><dc:creator>John Jr</dc:creator><dc:date>2013-06-18T11:19:05</dc:date><text:p text:style-name="P53"><text:span text:style-name="T21">The DynamicImport-Package header will not be addressed by this RFC. For the below reasons, we should wait for a compelling need to arise before attempting to tackle it.</text:span></text:p><text:p text:style-name="P53"><text:span text:style-name="T21"/></text:p><text:p text:style-name="P53"><text:span text:style-name="T21">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span></text:p><text:p text:style-name="P53"><text:span text:style-name="T21"/></text:p><text:p text:style-name="P53"><text:span text:style-name="T21">Another concern is that computing the DIP header for applications is not binary compatible [2]. Some sort of opt-in mechanism would need to be devised.</text:span></text:p><text:p text:style-name="P53"><text:span text:style-name="T21"/></text:p><text:p text:style-name="P53"><text:span text:style-name="T21">[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span></text:p><text:p text:style-name="P53"><text:span text:style-name="T21"/></text:p><text:p text:style-name="P53"><text:span text:style-name="T21">[2] </text:span><text:span text:style-name="T22"><text:s/>For example, a requirement of a content resource might get wired to an external resource when a local one was preferred.</text:span></text:p></office:annotation></text:p>
          </text:deletion>
        </text:changed-region>
        <text:changed-region xml:id="ct525379488" text:id="ct525379488">
          <text:deletion>
            <office:change-info>
              <dc:creator>John Jr</dc:creator>
              <dc:date>2013-06-27T07:55:00</dc:date>
            </office:change-info>
            <text:p text:style-name="Body"><office:annotation><dc:creator>John Jr</dc:creator><dc:date>2013-06-19T09:21:46</dc:date><text:p text:style-name="P53"><text:span text:style-name="T21">Leaving SubsystemDTO out for now unless someone shouts.</text:span></text:p></office:annotation></text:p>
          </text:deletion>
        </text:changed-region>
        <text:changed-region xml:id="ct526170880" text:id="ct526170880">
          <text:insertion>
            <office:change-info>
              <dc:creator>John Jr</dc:creator>
              <dc:date>2013-06-27T10:26:00</dc:date>
            </office:change-info>
          </text:insertion>
        </text:changed-region>
        <text:changed-region xml:id="ct464117664" text:id="ct464117664">
          <text:insertion>
            <office:change-info>
              <dc:creator>John Jr</dc:creator>
              <dc:date>2013-06-27T10:27:00</dc:date>
            </office:change-info>
          </text:insertion>
        </text:changed-region>
        <text:changed-region xml:id="ct463834224" text:id="ct463834224">
          <text:insertion>
            <office:change-info>
              <dc:creator>John Jr</dc:creator>
              <dc:date>2013-06-27T07:48:00</dc:date>
            </office:change-info>
          </text:insertion>
        </text:changed-region>
        <text:changed-region xml:id="ct514297232" text:id="ct514297232">
          <text:insertion>
            <office:change-info>
              <dc:creator>John Jr</dc:creator>
              <dc:date>2013-06-27T07:49:00</dc:date>
            </office:change-info>
          </text:insertion>
        </text:changed-region>
        <text:changed-region xml:id="ct569126944" text:id="ct569126944">
          <text:insertion>
            <office:change-info>
              <dc:creator>John Jr</dc:creator>
              <dc:date>2013-06-27T07:50:00</dc:date>
            </office:change-info>
          </text:insertion>
        </text:changed-region>
        <text:changed-region xml:id="ct464119664" text:id="ct464119664">
          <text:insertion>
            <office:change-info>
              <dc:creator>John Jr</dc:creator>
              <dc:date>2013-06-27T07:53:00</dc:date>
            </office:change-info>
          </text:insertion>
        </text:changed-region>
        <text:changed-region xml:id="ct464024032" text:id="ct464024032">
          <text:insertion>
            <office:change-info>
              <dc:creator>John Jr</dc:creator>
              <dc:date>2013-06-27T07:54:00</dc:date>
            </office:change-info>
          </text:insertion>
        </text:changed-region>
        <text:changed-region xml:id="ct569203504" text:id="ct569203504">
          <text:insertion>
            <office:change-info>
              <dc:creator>John Jr</dc:creator>
              <dc:date>2013-06-27T07: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201 - Subsystems Update</text:user-defined></text:p>
      <text:p text:style-name="Document_20_Title"><text:span text:style-name="T2">Draft<text:line-break/><text:line-break/></text:span><text:span text:style-name="T2"><text:page-count style:num-format="1">19</text:page-count></text:span><text:span text:style-name="T2"> Pages</text:span></text:p>
      <text:p text:style-name="Document_20_Title"/>
      <text:p text:style-name="P17">Abstract</text:p>
      <text:p text:style-name="Abstract">10 point Arial <text:span text:style-name="T6">Centered</text:span>.</text:p>
      <text:p text:style-name="P10">Put information about the purpose of the document and the information that it contains here. This text should not extend beyond this front page. If it does, revise the abstract.</text:p>
      <text:h text:style-name="P52" text:outline-level="1" text:restart-numbering="true" text:start-value="-1">Document Information</text:h>
      <text:h text:style-name="P40" text:outline-level="2">License</text:h>
      <text:p text:style-name="P45">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40" text:outline-level="2">Trademarks</text:h>
      <text:p text:style-name="P4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7">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5</text:p>
          <text:p text:style-name="P37">1 Introduction<text:tab/>6</text:p>
          <text:p text:style-name="P37">2 Application Domain<text:tab/>6</text:p>
          <text:p text:style-name="P47">2.1 TCCL Reliance<text:tab/>6</text:p>
          <text:p text:style-name="P37">3 Problem Description<text:tab/>7</text:p>
          <text:p text:style-name="P47">3.1 Bug 2251 – Translation of Subsystem Headers<text:tab/>7</text:p>
          <text:p text:style-name="P47">3.2 Bug 2430 - Subsystems spec needs to account for Weaving Service <text:tab/>7</text:p>
          <text:p text:style-name="P47">3.3 Bug 1916 – Define the TCCL for Scoped Subsystems<text:tab/>8</text:p>
          <text:p text:style-name="P47">3.4 Bug 2270 - Subsystems should allow a Deployment.MF to be provided separately<text:tab/>8</text:p>
          <text:p text:style-name="P47">3.5 Bug 2211 – Subsystem API to provide access to more information<text:tab/>8</text:p>
          <text:p text:style-name="P47">3.6 Bug 2081 - Determining service dependencies for application subsystems<text:tab/>8</text:p>
          <text:p text:style-name="P47">3.7 Subsystem Configuration<text:tab/>9</text:p>
          <text:p text:style-name="P47">3.8 Manifest matching rules<text:tab/>9</text:p>
          <text:p text:style-name="P47">3.9 Exposing services outside an Application Subsystem<text:tab/>9</text:p>
          <text:p text:style-name="P47">3.10 Bug 2537 - [subsystems] Preferred-Provider not always a cure for uses constraint violation.<text:tab/>9</text:p>
          <text:p text:style-name="P37"><text:soft-page-break/>4 Requirements<text:tab/>10</text:p>
          <text:p text:style-name="P37">5 Technical Solution<text:tab/>11</text:p>
          <text:p text:style-name="P47">5.1 Translation of Subsystem Headers<text:tab/>11</text:p>
          <text:p text:style-name="P50">5.1.1 Subsystem-Localization Header<text:tab/>11</text:p>
          <text:p text:style-name="P50">5.1.2 Localization Properties<text:tab/>11</text:p>
          <text:p text:style-name="P50">5.1.3 Locating localization entries<text:tab/>11</text:p>
          <text:p text:style-name="P47">5.2 Informational Subsystem Headers<text:tab/>12</text:p>
          <text:p text:style-name="P50">5.2.1 Subsystem-Category<text:tab/>12</text:p>
          <text:p text:style-name="P50">5.2.2 Subsystem-Copyright<text:tab/>12</text:p>
          <text:p text:style-name="P50">5.2.3 Subsystem-DocURL<text:tab/>12</text:p>
          <text:p text:style-name="P50">5.2.4 Subsystem-License<text:tab/>12</text:p>
          <text:p text:style-name="P50">5.2.5 Subsystem-Vendor<text:tab/>12</text:p>
          <text:p text:style-name="P50">5.2.6 Subsystem-ContactAddress<text:tab/>12</text:p>
          <text:p text:style-name="P50">5.2.7 Subsystem-Icon<text:tab/>12</text:p>
          <text:p text:style-name="P47">5.3 Application Subsystem TCCL<text:tab/>12</text:p>
          <text:p text:style-name="P47">5.4 Application Subsystem Service Dependencies<text:tab/>12</text:p>
          <text:p text:style-name="P47">5.5 Weaving Hooks<text:tab/>13</text:p>
          <text:p text:style-name="P47">5.6 Allow Deployment Manifest to be Provided Separately<text:tab/>14</text:p>
          <text:p text:style-name="P47">5.7 Subsystem API to provide access to more information<text:tab/>14</text:p>
          <text:p text:style-name="P47">5.8 Subsystem Configuration<text:tab/>14</text:p>
          <text:p text:style-name="P50">5.8.1 Subsystem Configuration Target<text:tab/>15</text:p>
          <text:p text:style-name="P50">5.8.2 Delivering Configuration Data<text:tab/>15</text:p>
          <text:p text:style-name="P50">5.8.3 Configuration Admin Service Visibility<text:tab/>16</text:p>
          <text:p text:style-name="P47">5.9 Configuration Resources<text:tab/>16</text:p>
          <text:p text:style-name="P47">5.10 Bug 2537 - [subsystems] Preferred-Provider not always a cure for uses constraint violation.<text:tab/>16</text:p>
          <text:p text:style-name="P50">5.10.1 <text:s/>Nothing<text:tab/>17</text:p>
          <text:p text:style-name="P50">5.10.2 <text:s/>Content + Preferred Provider Repository<text:tab/>17</text:p>
          <text:p text:style-name="P50">5.10.3 <text:s/>Content + Preferred Provider + System Repository<text:tab/>17</text:p>
          <text:p text:style-name="P50">5.10.4 <text:s/>Content + Preferred Provider + System + Local Repository<text:tab/>17</text:p>
          <text:p text:style-name="P50">5.10.5 <text:s/>All Repositories<text:tab/>17</text:p>
          <text:p text:style-name="P37">6 Considered Alternatives<text:tab/>17</text:p>
          <text:p text:style-name="P47">6.1 Weaving Hooks and DynamicImport-Package<text:tab/>17</text:p>
          <text:p text:style-name="P47">6.2 Subsystem API to provide more access to information<text:tab/>18</text:p>
          <text:p text:style-name="P37">7 Security Considerations<text:tab/>18</text:p>
          <text:p text:style-name="P37">8 Document Support<text:tab/>18</text:p>
          <text:p text:style-name="P47">8.1 References<text:tab/>18</text:p>
          <text:p text:style-name="P47">8.2 Author’s Address<text:tab/>18</text:p>
          <text:p text:style-name="P47">8.3 Acronyms and Abbreviations<text:tab/>19</text:p>
          <text:p text:style-name="P47">8.4 End of Document<text:tab/>1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8">Source code is shown in this typeface</text:span>.</text:p>
      <text:h text:style-name="Heading_20_2" text:outline-level="2"><text:soft-page-break/>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Revision</text:p>
            </table:table-cell>
            <table:table-cell table:style-name="Table1.A1" office:value-type="string">
              <text:p text:style-name="P16">Date</text:p>
            </table:table-cell>
            <table:table-cell table:style-name="Table1.C1" office:value-type="string">
              <text:p text:style-name="P16">Comments</text:p>
            </table:table-cell>
          </table:table-row>
        </table:table-header-rows>
        <table:table-row table:style-name="Table1.2">
          <table:table-cell table:style-name="Table1.A1" office:value-type="string">
            <text:p text:style-name="P14">Initial</text:p>
          </table:table-cell>
          <table:table-cell table:style-name="Table1.A1" office:value-type="string">
            <text:p text:style-name="P13">9<text:span text:style-name="T10">th</text:span> April 2013</text:p>
          </table:table-cell>
          <table:table-cell table:style-name="Table1.C1" office:value-type="string">
            <text:p text:style-name="P13">Created </text:p>
            <text:p text:style-name="P12">Graham Charters, IBM (charters@uk.ibm.com)</text:p>
          </table:table-cell>
        </table:table-row>
        <table:table-row table:style-name="Table1.2">
          <table:table-cell table:style-name="Table1.A3" office:value-type="float" office:value="0.1">
            <text:p text:style-name="P14">0.1</text:p>
          </table:table-cell>
          <table:table-cell table:style-name="Table1.B3" office:value-type="string">
            <text:p text:style-name="P13">7<text:span text:style-name="T10">th</text:span> June 2013</text:p>
          </table:table-cell>
          <table:table-cell table:style-name="Table1.C3" office:value-type="string">
            <text:p text:style-name="P13">Updates to domain, problem desc, service dep calc, etc, based on last telecon review.</text:p>
            <text:p text:style-name="P13">Graham Charters, IBM (charters@uk.ibm.com)</text:p>
          </table:table-cell>
        </table:table-row>
        <table:table-row table:style-name="Table1.2">
          <table:table-cell table:style-name="Table1.B3" office:value-type="string">
            <text:p text:style-name="P14">0.2</text:p>
          </table:table-cell>
          <table:table-cell table:style-name="Table1.B3" office:value-type="string">
            <text:p text:style-name="P13">7th June 2013</text:p>
          </table:table-cell>
          <table:table-cell table:style-name="Table1.C3" office:value-type="string">
            <text:p text:style-name="P13">Added sections 5.5 – 5.7.</text:p>
            <text:p text:style-name="P13">John Ross, IBM (jwross@us.ibm.com)</text:p>
          </table:table-cell>
        </table:table-row>
        <table:table-row table:style-name="Table1.2">
          <table:table-cell table:style-name="Table1.B3" office:value-type="string">
            <text:p text:style-name="P14">0.3</text:p>
          </table:table-cell>
          <table:table-cell table:style-name="Table1.B3" office:value-type="string">
            <text:p text:style-name="P13">7<text:span text:style-name="T10">th</text:span> June 2013</text:p>
          </table:table-cell>
          <table:table-cell table:style-name="Table1.C3" office:value-type="string">
            <text:p text:style-name="P13">Added Configuration section</text:p>
            <text:p text:style-name="P13">Tom Watson, IBM (tjwatson@us.ibm.com)</text:p>
          </table:table-cell>
        </table:table-row>
        <table:table-row table:style-name="Table1.2">
          <table:table-cell table:style-name="Table1.B3" office:value-type="string">
            <text:p text:style-name="P14">0.4</text:p>
          </table:table-cell>
          <table:table-cell table:style-name="Table1.B3" office:value-type="string">
            <text:p text:style-name="P13">17th June 2013</text:p>
          </table:table-cell>
          <table:table-cell table:style-name="Table1.C3" office:value-type="string">
            <text:p text:style-name="P13">Accepted all changes as of the Jun 13 OSGi F2F.</text:p>
            <text:p text:style-name="P13">Updated sections 3.2 and 5.5 through 5.7 based on F2F feedback.</text:p>
            <text:p text:style-name="P13">John Ross, IBM (jwross@us.ibm.com)</text:p>
          </table:table-cell>
        </table:table-row>
        <table:table-row table:style-name="Table1.2">
          <table:table-cell table:style-name="Table1.B3" office:value-type="string">
            <text:p text:style-name="P14"><text:change-start text:change-id="ct487915632"/>0.5<text:change-end text:change-id="ct487915632"/></text:p>
          </table:table-cell>
          <table:table-cell table:style-name="Table1.B3" office:value-type="string">
            <text:p text:style-name="P13"><text:change-start text:change-id="ct86016320"/>27th June 2013<text:change-end text:change-id="ct86016320"/></text:p>
          </table:table-cell>
          <table:table-cell table:style-name="Table1.C3" office:value-type="string">
            <text:p text:style-name="P13"><text:change-start text:change-id="ct584606064"/>Accepted all changes reviewed on the 26th June 2013 EEG call.<text:change-end text:change-id="ct584606064"/><text:change-start text:change-id="ct86049184"/></text:p>
            <text:p text:style-name="P13">Added the text of <text:change-end text:change-id="ct86049184"/><text:change-start text:change-id="ct280644736"/>the comment in 5.5 regarding outstanding issues with<text:change-end text:change-id="ct280644736"/><text:change-start text:change-id="ct87013824"/> woven dynamic imports becoming part of the sharing policy into the document. Deleted the comment.</text:p>
            <text:p text:style-name="P13"><text:change-end text:change-id="ct87013824"/><text:change-start text:change-id="ct86754128"/>Added the text of the comment in 5.5 regarding why DynamicImport-Package was not addressed to the Considered Alternatives chapter. Deleted the comment.</text:p>
            <text:p text:style-name="P13">Added the text of the comment in <text:change-end text:change-id="ct86754128"/><text:change-start text:change-id="ct488361376"/>5.7 regarding SubsystemDTO to the Considered Alternatives section. Deleted the comment.<text:change-end text:change-id="ct488361376"/><text:change-start text:change-id="ct86996096"/></text:p>
            <text:p text:style-name="P13">Added section 3.10 based on bug 2537.<text:change-end text:change-id="ct86996096"/></text:p>
          </table:table-cell>
        </table:table-row>
      </table:table>
      <text:p text:style-name="Body"/>
      <text:h text:style-name="Heading_20_1" text:outline-level="1"><text:soft-page-break/>Introduction</text:h>
      <text:p text:style-name="P3">The Subsystems specification defines how to describe and provision bundle collections into an OSGi framework. <text:s/>Subsystem types have different sharing policies enabling a variety of use cases (e.g. isolated applications running in an application server, or non-isolated features used to assemble a middleware product).</text:p>
      <text:p text:style-name="P3">It was not possible to satisfy all requirements in the first version of the specification and as Subsystems has been used in the wild, new requirements have also come to light. <text:s/>This RFC addresses a prioritized set of requirements in the form of a minor update to the Subsystems specification.</text:p>
      <text:h text:style-name="P51" text:outline-level="1">Application Domain</text:h>
      <text:p text:style-name="P3">The application domain for this RFC is the use of Subsystem 1.0. <text:s/>Further background can be found in <text:span text:style-name="T17">the</text:span> application domain of the subsystem 1.0 RFC (RFC 152). <text:s/>Subsystem 1.0 was first standardized in OSGi Enterprise R5. <text:s/>A few requirements that were known at <text:span text:style-name="T17">the</text:span> time were not addressed due to specification schedules, and since the release of R5, user experience has resulted in new requirements being raised. <text:s/>This RFC is intended to gather these requirements together into a 1.1 update to the Subsystem specification.</text:p>
      <text:h text:style-name="Heading_20_2" text:outline-level="2">TCCL Reliance</text:h>
      <text:p text:style-name="Body">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1687986642155983664" text:style-name="L1">
        <text:list-item>
          <text:p text:style-name="P48">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See this blog for another description: <text:a xlink:type="simple" xlink:href="http://underlap.blogspot.com/2011/02/thread-context-class-loading-in-virgo.html">http://underlap.blogspot.com/2011/02/thread-context-class-loading-in-virgo.html</text:a>.</text:p>
        </text:list-item>
      </text:list>
      <text:list xml:id="list4579180038286478628" text:style-name="L2">
        <text:list-item>
          <text:p text:style-name="P49">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soft-page-break/><text:line-break/>This approach aims to give the application developer control over the TCCL without imposing restrictions or overly compromising the <text:span text:style-name="T14">application</text:span> modularity.</text:p>
        </text:list-item>
      </text:list>
      <text:p text:style-name="CellBody">It is <text:span text:style-name="T14">important to standardize the TCCL approach or approaches available in Subsystems as the lack of a standard</text:span><text:span text:style-name="T14"> <text:s/>affects portability. <text:s/>For example, an application that relies on the visibility provided by Eclipse Virgo may not have access to all the types it requires when deployed to WebSphere Application Server.</text:span></text:p>
      <text:h text:style-name="Heading_20_1" text:outline-level="1">Problem Description</text:h>
      <text:h text:style-name="Heading_20_2" text:outline-level="2">Bug 2251 – Translation of Subsystem Headers</text:h>
      <text:p text:style-name="P20"/>
      <text:p text:style-name="Body">Products that support Subsystem for applications or runtime features may have tools that display information about available or installed Subsystems, and so it should be possible to translate the human readable headers (e.g. Subsystem-Name, Subsystem-Description).</text:p>
      <text:p text:style-name="Body">In addition to translating the existing headers, we should consider adding more of the informational headers that are available to bundles, such as Bundle-License.</text:p>
      <text:h text:style-name="Heading_20_2" text:outline-level="2">Bug 2430 - Subsystems spec needs to account for Weaving Service </text:h>
      <text:p text:style-name="P20"/>
      <text:p text:style-name="Body">The Core R5 spec section 56, "Weaving Hook Service Specification" defines a whiteboard service by which weaving hooks can introduce new package dependencies into java byte code as it is loaded. Section 56.3 states, "These dynamically added dependencies are made visible through the Bundle Wiring API Specification on page 133 as new requirements." </text:p>
      <text:p text:style-name="Body">The Enterprise R5 spec section 134 introduces the "Subsystem Service Specification." Section 134 does not explicitly discuss how new requirements introduced by weaving hooks should be handled. Woven requirements are introduced at run time, often after a deployment has been precalculated. </text:p>
      <text:p text:style-name="Body">Overall, a design is required that handles dependencies introduced dynamically via weaving hooks. What we need out of this bug is a standard mechanism by which a Scoped Subsystem's resolver hooks can detect and permit dynamic requirements to be allowed into that subsystem. <text:s/></text:p>
      <text:p text:style-name="Body">Section 134.6, "Determining dependencies" should explicitly address how dynamically introduced dependencies should be handled. </text:p>
      <text:p text:style-name="Body">Section 134.15.5 should state how a Scoped Subsystem's associated Region's sharing policy will permit packages matching dynamically introduced dependencies to be allowed into the Scoped Subsystem. </text:p>
      <text:p text:style-name="Body">Both sections 134.16.2.1 and 134.16.3.2 should be updated to account for dynamic (woven) requirements.</text:p>
      <text:p text:style-name="Body"><text:soft-page-break/>See RFC 191 – Weaving Hook Enhancements - this was created as a pre-requisite for enabling weavers to enhance bundles inside scoped subsystems.</text:p>
      <text:h text:style-name="Heading_20_2" text:outline-level="2">Bug 1916 – Define the TCCL for Scoped Subsystems</text:h>
      <text:p text:style-name="CellBody">Bug 1916 summaries the requirement for TCCL support in scoped Subsystems. <text:s/>Essentially, <text:bookmark text:name="comment_text_0"/>certain legacy libraries, such as Hibernate, depend on using the thread context class loader (TCCL) to load application types. </text:p>
      <text:p text:style-name="CellBody"/>
      <text:p text:style-name="CellBody"/>
      <text:p text:style-name="CellBody">Independently of the mechanism used to define the TCCL, the precise conditions which cause the TCCL to be set on a call out of the scoped application must also be specified. This may depend on whether a service is called or an exported type used directly.</text:p>
      <text:p text:style-name="Body"><office:annotation><dc:creator>Unknown Author</dc:creator><dc:date>2013-02-08T11:08:52</dc:date><text:p text:style-name="P53"><text:span text:style-name="T23">David suggested there may be some useful info in the Service Loader spec for TCCL.</text:span></text:p></office:annotation></text:p>
      <text:h text:style-name="Heading_20_2" text:outline-level="2">Bug 2270 - Subsystems should allow a Deployment.MF to be provided separately</text:h>
      <text:p text:style-name="Body">As a Subsystem moves through the software life-cycle, from development, through QA testing and into production, it is often necessary to be able to lock down the deployment to ensure what goes into production is exactly what was tested. <text:s/>A deployment is locked down using a deployment manifest which must be included in the subsystem archive (.esa). However, a deployment is likely to be locked down after the initial subsystem archive has been created and so in some circumstances it is desirable to not have to crack open the archive file in order to put the deployment manifest in. <text:s/>Instead it should be possible to install a subsystem and provide its deployment manifest separately in the same installation step.</text:p>
      <text:h text:style-name="Heading_20_2" text:outline-level="2">Bug 2211 – Subsystem API to provide access to more information</text:h>
      <text:p text:style-name="Body">Subsystems 1.0 only provides very limited access to subsystem information through the API. <text:s/>At a minimum, we need to provide access to the deployment manifest as this is potentially generated by the Subsystem runtime and a management agent may need it to reason about a deployed subsystem.<office:annotation><dc:creator>Unknown Author</dc:creator><dc:date>2013-04-11T15:44:01</dc:date><text:p text:style-name="P53"><text:span text:style-name="T23">What about provisioning decision information? <text:s/>If we do this, we should tie it into some kind of DTO (dumps the internal info into a DTO).</text:span></text:p></office:annotation></text:p>
      <text:h text:style-name="P39" text:outline-level="2">Bug 2081 - Determining service dependencies for application subsystems</text:h>
      <text:p text:style-name="P5"/>
      <text:p text:style-name="P6">Subsystems 1.0 requires scoped subsystem resolution to prefer services provided by the contents of the subsystem. <text:s/>It states that the services provided and required by bundles may be derived from DS or Blueprint, but does not provide a normative approach to declaring services that is portable and component model agnostic.</text:p>
      <text:p text:style-name="P6">Enterprise OSGi R5 defines the osgi.service namespace for declaring service capabilities and requirements. <text:s/>This mechanism could be standardized as a component model agnostic complement to the use of DS and Blueprint for determining service dependencies during subsystem provisioning.</text:p>
      <text:p text:style-name="P6">needs more spec clarification. Main thing is to use the osgi.service capability with an effective attribute other than <text:line-break/>'resolve'. How the capability/requirement is added to the bundle can be left to a tool or can be done directly by the developer. In DS/Blueprint cases this metadata can be inferred from the xml file, but how thats done is left up to a tool.<office:annotation><dc:creator>Unknown Author</dc:creator><dc:date>2013-04-11T15:59:05</dc:date><text:p text:style-name="P53"><text:span text:style-name="T23">Use osgi service requirements <text:s/>&amp; capabilities to allow provisioning.</text:span></text:p></office:annotation></text:p>
      <text:h text:style-name="Heading_20_2" text:outline-level="2"><text:soft-page-break/>Subsystem Configuration</text:h>
      <text:p text:style-name="Body">Configuration of subsystems via configuration admin had to be dropped from Subsystems 1.0 due to time constraints. <text:s/>Time permitting, this RFC should consider two things:</text:p>
      <text:list xml:id="list6517292869299782684" text:style-name="L3">
        <text:list-item>
          <text:p text:style-name="P41">How to identify targets of configuration within a subsystem such that configurations provided outside the subsystem can be delivered to the right target within a subsystem.</text:p>
        </text:list-item>
        <text:list-item>
          <text:p text:style-name="P41">How to provide configurations as resources in a subsystem archive. <text:s/>These configuration should only apply to targets within the subsystem that contributed them or any targets that are in the same containing region.</text:p>
        </text:list-item>
      </text:list>
      <text:h text:style-name="Heading_20_2" text:outline-level="2">Manifest matching rules</text:h>
      <text:p text:style-name="P6">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office:annotation><dc:creator>Unknown Author</dc:creator><dc:date>2013-04-11T16:03:45</dc:date><text:p text:style-name="P53"><text:span text:style-name="T23">This could come down to a spec clarification. <text:s/>What's the default symbolic name.</text:span></text:p></office:annotation></text:p>
      <text:p text:style-name="P5">TODO – this came from meeting minutes – need more details on when matching is needed.</text:p>
      <text:h text:style-name="Heading_20_2" text:outline-level="2">Exposing services outside an Application Subsystem</text:h>
      <text:p text:style-name="P6"><text:span text:style-name="T1">See bug: </text:span><text:a xlink:type="simple" xlink:href="https://www.osgi.org/members/bugzilla/show_bug.cgi?id=2506"><text:span text:style-name="T11">https://www.osgi.org/members/bugzilla/show_bug.cgi?id=2506</text:span></text:a><text:span text:style-name="T13"> </text:span></text:p>
      <text:p text:style-name="P6"><text:span text:style-name="T13">Application Subsystems isolate all packages and se</text:span><text:span text:style-name="T13">rvices from use outside the application. <text:s/>Users have expressed a need to be able to selectively allows a subset </text:span><text:span text:style-name="T13">of the application's services to be accessible outside the Subsystem.</text:span><text:line-break/></text:p>
      <text:h text:style-name="Heading_20_2" text:outline-level="2"><text:change-start text:change-id="ct86642688"/><text:a xlink:type="simple" xlink:href="https://www.osgi.org/members/bugzilla/show_bug.cgi?id=2537"><text:span text:style-name="T20">Bug 2537</text:span></text:a> -<text:bookmark text:name="summary_alias_container"/> <text:bookmark text:name="short_desc_nonedit_display"/>[subsystems] Preferred-Provider not always a cure for uses constraint violation.<text:change-end text:change-id="ct86642688"/><text:change-start text:change-id="ct280701152"/></text:h>
      <text:p text:style-name="Body">The issue is highlighted by the following simplified scenario.</text:p>
      <text:p text:style-name="P18"><text:bookmark text:name="comment_text_01"/><text:change-end text:change-id="ct280701152"/><text:change-start text:change-id="ct280676320"/>- <text:change-end text:change-id="ct280676320"/><text:change-start text:change-id="ct280727504"/>Root Subsystem</text:p>
      <text:p text:style-name="P18"/>
      <text:p text:style-name="P18"><text:s text:c="5"/>- Bundle A - Export-Package: foo,bar;uses:=foo</text:p>
      <text:p text:style-name="P18"/>
      <text:p text:style-name="P18"><text:s text:c="5"/>- Child Subsystem</text:p>
      <text:p text:style-name="P18"/>
      <text:p text:style-name="P18"><text:s text:c="10"/>- Bundle B - Export-Package: foo</text:p>
      <text:p text:style-name="P18"/>
      <text:p text:style-name="P19"><text:s text:c="10"/>- Bundle C - Import-Package: foo,bar</text:p>
      <text:p text:style-name="Body"><text:change-end text:change-id="ct280727504"/><text:change-start text:change-id="ct280587536"/>Based on the current specification, a uses constraint violation will always resu<text:change-end text:change-id="ct280587536"/><text:change-start text:change-id="ct584338336"/>lt from this scenario, even if Bundle A is listed as a Preferred-Provider. <text:change-end text:change-id="ct584338336"/><text:change-start text:change-id="ct280646672"/>Content<text:change-end text:change-id="ct280646672"/><text:change-start text:change-id="ct584808816"/> resources<text:change-end text:change-id="ct584808816"/><text:change-start text:change-id="ct313909584"/> are strictly favored (<text:span text:style-name="T15">i.e.</text:span> if a matching capability is found in the Content Repository, the search must stop, so the resolver is not given Bundle A as an option) <text:bookmark text:name="comment_text_02"/><text:change-end text:change-id="ct313909584"/><text:change-start text:change-id="ct313906720"/>so Bundle C will always get wired to Bundle B for package foo. Since the only provider of package bar is Bundle A, a uses constraint violation results.</text:p>
      <text:p text:style-name="Body"><text:bookmark text:name="comment_text_1"/><text:change-end text:change-id="ct313906720"/><text:change-start text:change-id="ct90405104"/><text:soft-page-break/>Note that the solution, if any, could not simply be to reverse the current Content followed by Preferred Provider repository lookup. If Preferred Provider came first, you'd encounter the same issue by switching the positions of Bundle A and Bundle B. The solution would need to include the capabilities from both the Content and Preferred Provider repositories in the list of capabilities returned to the resolver.<text:change-end text:change-id="ct90405104"/><text:change-start text:change-id="ct205459504"/></text:p>
      <text:h text:style-name="Heading_20_1" text:outline-level="1"><text:change-end text:change-id="ct205459504"/>Requirements</text:h>
      <text:p text:style-name="P3">SSU010 – The specification MUST make it possible to provide translations for all human readable Subsystem-Headers and package these inside a Subsystem archive file.<office:annotation><dc:creator>Unknown Author</dc:creator><dc:date>2013-04-24T16:45:13</dc:date><text:p text:style-name="P53"><text:span text:style-name="T23">Impl will need to keep the files around. <text:s/>GetHeaders need to provide the translated so the impl needs to cache these in case they're requested.</text:span></text:p><text:p text:style-name="P53"><text:span text:style-name="T23">No requirement to provide translations separately</text:span></text:p></office:annotation></text:p>
      <text:p text:style-name="P3">SSU015 – The specification MUST define a standard set of informational headers similar to those available for bundles (e.g. Bundle-License).<office:annotation><dc:creator>Unknown Author</dc:creator><dc:date>2013-04-24T16:57:29</dc:date><text:p text:style-name="P53"><text:span text:style-name="T23">Consider casting these requirements in terms of “The specification MUST...”.</text:span></text:p></office:annotation></text:p>
      <text:p text:style-name="P3">SSU020 – The specification MUST make it possible for a weaving hook to add new package imports to a scoped subsystem's sharing policy in order to allow resolution of any new package dependencies it has woven into a subsystem content bundle.</text:p>
      <text:p text:style-name="P4">SSU025 – The specification MUST clarify the behaviour in the present of Dynamic-ImportPackage headers defined on content bundles inside scoped Subsystems.</text:p>
      <text:p text:style-name="P4">SSU026 – The specification MUST clarify the behaviour in the present of optional package import headers defined on content bundles inside scoped Subsystems.</text:p>
      <text:p text:style-name="P3">SSU030 – The specification SHOULD make it possible to define a TCCL policy for proxied interactions between bundle inside a subsystem and for calls out of a subsystem.<office:annotation><dc:creator>Unknown Author</dc:creator><dc:date>2013-04-24T17:09:02</dc:date><text:p text:style-name="P53"><text:span text:style-name="T23">Consider service loader design.</text:span></text:p><text:p text:style-name="P53"><text:span text:style-name="T23">This could be done just as a blueprint spec addition. <text:s/>Will depend on whether we went the Virgo route for context bundles.</text:span></text:p><text:p text:style-name="P53"><text:span text:style-name="T23"/></text:p><text:p text:style-name="P53"><text:span text:style-name="T23">Action: move to Blueprint 1.1?</text:span></text:p></office:annotation></text:p>
      <text:p text:style-name="P3">SSU040 – The specification MUST make it possible to install a subsystem through a subsystem archive and provide its deployment manifest separately, but as part of the same installation step.</text:p>
      <text:p text:style-name="P3">SSU050 – The specification MUST make it possible to retrieve a subsystem's deployment manifest through the subsystem API. <text:s/>The deployment manifest MAY contain additional information over and above what was provided during installation.</text:p>
      <text:p text:style-name="P3">SSU070 – The specification SHOULD make it possible to configure the bundles of a subsystem via configuration admin (e.g. provide a standard form for the bundle locations inside a subsystem).</text:p>
      <text:p text:style-name="P3">SSU075 – The specification SHOULD make it possible to provide configuration resources as part of a subsystem archive where those resources are intended to configure bundles of the subsystem, or any bundles within the same region. <text:s/>The will require some means of selecting which configuration admin to use (e.g. one inside the subsystem region).</text:p>
      <text:p text:style-name="P3">SSU80 – The specification SHOULD make it possible to selectively access the services of an application subsystem from outside the application. </text:p>
      <text:h text:style-name="Heading_20_1" text:outline-level="1"><text:soft-page-break/>Technical Solution</text:h>
      <text:h text:style-name="Heading_20_2" text:outline-level="2">Translation of Subsystem Headers</text:h>
      <text:p text:style-name="Body">For consistency and ease of comprehension, the design for localizing subsystem manifest headers follows the approach used by bundles.</text:p>
      <text:h text:style-name="Heading_20_3" text:outline-level="3">Subsystem-Localization Header</text:h>
      <text:p text:style-name="Body">The subsystem localization header identifies the default base name of the localization properties files contained in the subsystem archive. The default value is OSGI-INF/l10n/subsystem. <text:s/>Translations are therefore, by default, <text:s/>OSGI-INF/l10n/subsystem_de.properties, <text:s/>OSGI-INF/l10n/subsystem_nl.properties, and so on. <text:s/>An example of the header that specifies the default is:</text:p>
      <text:p text:style-name="P23">Subsystem-Localization: <text:s/>OSGI-INF/l10n/subsystem</text:p>
      <text:p text:style-name="Body">The location is relative to the root of the subsystem archive.</text:p>
      <text:h text:style-name="Heading_20_3" text:outline-level="3">Localization Properties</text:h>
      <text:p text:style-name="Body">A localization entry contains key/value entries for localized information. All headers in a subsystem's manifest can be localized. However, the subsystems implementation must always use the non-localized versions of headers that have subsystem semantics.</text:p>
      <text:p text:style-name="Body">A localization key can be specified as the value of a subsystem's manifest header using the following syntax:</text:p>
      <text:p text:style-name="Preformatted_20_Text">header-value ::= ’%’text</text:p>
      <text:p text:style-name="P21">text ::= &lt; any value which is both a valid manifest header value and a valid property key name &gt;</text:p>
      <text:p text:style-name="Body">For example, consider the following subsystem manifest entries:</text:p>
      <text:p text:style-name="Preformatted_20_Text">Subsystem-Name: %acme subsystem</text:p>
      <text:p text:style-name="Preformatted_20_Text">Subsystem-Description: %acme description</text:p>
      <text:p text:style-name="Preformatted_20_Text">Subsystem-SymbolicName: acme.Subsystem</text:p>
      <text:p text:style-name="Preformatted_20_Text">Acme-Defined-Header: %acme special header</text:p>
      <text:p text:style-name="Body">User-defined headers can also be localized. Spaces in the localization keys are explicitly allowed.</text:p>
      <text:p text:style-name="Body">The previous example manifest entries could be localized by the following entries in the manifest localization entry OSGI-INF/l10n/subsystem.properties.</text:p>
      <text:p text:style-name="Preformatted_20_Text"># subsystem.properties</text:p>
      <text:p text:style-name="Preformatted_20_Text">acme\ subsystem=The ACME Subsystem</text:p>
      <text:p text:style-name="Preformatted_20_Text">acme\ description=The ACME Subsystem provides all of the ACME \ services</text:p>
      <text:p text:style-name="Preformatted_20_Text">acme\ special\ header=user-defined Acme Data</text:p>
      <text:p text:style-name="Body">The above manifest entries could also have French localizations in the manifest localization entry</text:p>
      <text:p text:style-name="Preformatted_20_Text">OSGI-INF/l10n/subsystem_fr_FR.properties.</text:p>
      <text:p text:style-name="Preformatted_20_Text"/>
      <text:h text:style-name="Heading_20_3" text:outline-level="3">Locating localization entries</text:h>
      <text:p text:style-name="Body">The Subsystems implementation must search for localization entries by appending suffixes to the localization base name according to a specified locale and finally appending the <text:span text:style-name="T9">.properties </text:span>suffix. If a translation is not found, <text:soft-page-break/>the locale must be made more generic by first removing the variant, then the country and finally the language until an entry is found that contains a valid translation. For example, looking up a translation for the locale <text:span text:style-name="T9">en_GB_welsh </text:span>will search in the following order:</text:p>
      <text:p text:style-name="Preformatted_20_Text">OSGI-INF/l10n/subsystem_en_GB_welsh.properties</text:p>
      <text:p text:style-name="Preformatted_20_Text">OSGI-INF/l10n/subsystem_en_GB.properties</text:p>
      <text:p text:style-name="Preformatted_20_Text">OSGI-INF/l10n/subsystem_en.properties</text:p>
      <text:p text:style-name="P22">OSGI-INF/l10n/subsystem.properties</text:p>
      <text:p text:style-name="P22"/>
      <text:h text:style-name="Heading_20_2" text:outline-level="2">Informational Subsystem Headers</text:h>
      <text:p text:style-name="Standard"/>
      <text:h text:style-name="Heading_20_3" text:outline-level="3">Subsystem-Category</text:h>
      <text:p text:style-name="Body">The subsystem cateogory holds a comma separated list of category names.</text:p>
      <text:h text:style-name="Heading_20_3" text:outline-level="3">Subsystem-Copyright</text:h>
      <text:p text:style-name="Body"/>
      <text:h text:style-name="Heading_20_3" text:outline-level="3" text:is-list-header="true"/>
      <text:h text:style-name="Heading_20_3" text:outline-level="3">Subsystem-DocURL</text:h>
      <text:p text:style-name="Body"/>
      <text:h text:style-name="Heading_20_3" text:outline-level="3">Subsystem-License</text:h>
      <text:p text:style-name="Body"/>
      <text:h text:style-name="Heading_20_3" text:outline-level="3">Subsystem-Vendor</text:h>
      <text:p text:style-name="Body"/>
      <text:h text:style-name="Heading_20_3" text:outline-level="3">Subsystem-ContactAddress</text:h>
      <text:p text:style-name="Body"/>
      <text:h text:style-name="Heading_20_3" text:outline-level="3">Subsystem-Icon</text:h>
      <text:p text:style-name="Body"/>
      <text:h text:style-name="Heading_20_2" text:outline-level="2">Application Subsystem TCCL</text:h>
      <text:p text:style-name="Body"><office:annotation><dc:creator>Unknown Author</dc:creator><dc:date>2013-06-05T16:51:42</dc:date><text:p text:style-name="P53"><text:span text:style-name="T23">Solutions today rely on proxying by component models (e.g. Spring or Blueprint). <text:s/>They also vary in design. <text:s/>We could standardize something that allows the existing options/approaches. <text:s/>We could try to standardize something lower level that allows more aggressive proxying. <text:s/>Or we could punt, for now...</text:span></text:p></office:annotation></text:p>
      <text:h text:style-name="Heading_20_2" text:outline-level="2">Application Subsystem Service Dependencies</text:h>
      <text:p text:style-name="Body">Section 134.16.2.2 of the Subsystem 1.0 specification states the following regarding Service Imports:</text:p>
      <text:p text:style-name="Body">“<text:span text:style-name="T18">Application resolution is required to prefer services provided by content bundles over those provided outside the application. For this reason, the application Subsystem sharing policy only imports services required by the Subsystem's content bundles that are not also provided by the content bundles. There is no standard way to determine this, but a Subsystem runtime is permitted to use its own means to determine the services to import. Examples include resource metadata from a bundle repository, or analysis of bundle contents (e.g. Blueprint or Declarative Service configurations). A deployment manifest for an application Subsystem would list these service imports using the Subsystem- ImportService header.</text:span>”</text:p>
      <text:p text:style-name="Body">This specification provide a means of declaratively identifying the services a bundle provides using the Provide-Capability and Require-Capability headers with the osgi.service namespace (a described in Enterprise OSGi R5, section 135.4).</text:p>
      <text:p text:style-name="Body"><text:soft-page-break/>An example of a bundle providing the service and declaring it using the Provide-Capability header is as follows:</text:p>
      <text:p text:style-name="P24">Provide-Capability: osgi.service; <text:line-break/> objectClass=com.foo.MyService;<text:line-break/> a.service.prop=SomePropertyValue</text:p>
      <text:p text:style-name="Body">An example of a bundle requiring a service and declaring the requirement using the Require-Capability header is as following:</text:p>
      <text:p text:style-name="P24">Require-Capability: osgi.serivce;<text:line-break/> filter:=”(&amp;(objectClass=com.foo.MyService)(a.service.prop=SomePropertyValue))”</text:p>
      <text:p text:style-name="Body">These headers can be hand-written, for example to declare programmatic use of an OSGi service, or can be generate by a tool, such as BND, based on declarative component model configuration, e.g. Declarative Services or Blueprint. <text:s/>A subsystem implementation must assume that if these headers are present in a bundle, they declare all the service dependencies of that bundle. <text:s/>The implementation must therefore not search the bundle for additional dependencies from other sources, such as contained Blueprint of DS XMLs.</text:p>
      <text:h text:style-name="Heading_20_2" text:outline-level="2">Weaving Hooks</text:h>
      <text:p text:style-name="Body">This section describes the technical solution for handling dynamic imports added by weaving hooks.</text:p>
      <text:p text:style-name="Body">Dynamic package imports added by weaving hooks are observed by registering a WovenClassListener service and receiving notifications via WovenClassListener.modified(WovenClass). If the woven class is in the TRANSFORMED state [1], the bundle containing the woven class is obtained by calling WovenClass.getBundleWiring().getBundle(). The scoped subsystem, if any [2], containing the bundle as a constituent is retrieved. If necessary [3], the subsystem is resolved [4]. For each dynamic import, if necessary [5], the subsystem's sharing policy is updated<text:change-start text:change-id="ct526358128"/> [6]<text:change-end text:change-id="ct526358128"/>.<text:change text:change-id="ct514425568"/></text:p>
      <text:p text:style-name="Body">[1] The sharing policy must be updated while the woven class is in the TRANSFORMED state so that it takes effect before the bundle wiring is updated during the transition to DEFINED; otherwise, the class would fail to load.</text:p>
      <text:p text:style-name="Body">[2] A bundle might be a constituent of multiple subsystems, but never more than one scoped subsystem. The rest are features, which have no sharing policies to update. It's possible the bundle will not be a constituent of a scoped subsystem.</text:p>
      <text:p text:style-name="Body">[3] It's possible for a classload request to occur on a bundle in an unresolved subsystem because the framework is free to resolve bundles whenever it desires. A resolved bundle can potentially receive a classload request. For example, a BundleEventListener registered with the system bundle context could receive the RESOLVED event and, for whatever reason, load a class. Also, a resolved bundle in an unresolved feature might get wired to another bundle.</text:p>
      <text:p text:style-name="Body">[4] The subsystem must be resolved in order to guarantee the dynamic imports will not effect the resolution and, therefore, potentially create a wiring inconsistent with the deployment manifest. </text:p>
      <text:p text:style-name="Body">[5] The sharing policy is only updated if the dynamic import cannot be <text:span text:style-name="T15">completely</text:span> satisfied from within the subsystem. Note that all dynamic imports with a wildcard must always be added to the sharing policy.<text:change-start text:change-id="ct525845232"/></text:p>
      <text:p text:style-name="Body">[6] <text:change-end text:change-id="ct525845232"/><text:change-start text:change-id="ct463747808"/><text:span text:style-name="T19">We encounter the same issue here as in supporting the DIP header in terms of what happens when bundles are refreshed or a child subsystem is installed into an already resolved parent. It's possible that the runtime wiring will be inconsistent with the deployment manifest. </text:span><text:span text:style-name="T19">We punt on specifying this under the assumptions that (1) weaving hooks are scant and (2) weaving hook providers really know what they're doing and will minimize or altogether avoid the use of wildcards in dynamic imports. We therefore consider any issues to be unlikely and rare.</text:span><text:change-end text:change-id="ct463747808"/></text:p>
      <text:p text:style-name="Body"><text:change text:change-id="ct525876592"/><text:soft-page-break/></text:p>
      <text:h text:style-name="Heading_20_2" text:outline-level="2">Allow Deployment Manifest to be Provided Separately</text:h>
      <text:p text:style-name="Body">A new method is added to the Subsystem interface with the following signature.</text:p>
      <text:p text:style-name="Body">public Subsystem install(String location, InputStream content, InputStream deploymentManifest);</text:p>
      <text:p text:style-name="Body">This method installs a subsystem using the provided deployment manifest instead of the one in the archive or the computed one. If the deployment manifest is null, the behavior is exactly the same as in the install(String, InputStream) method. Implementations must support input streams in the format described by section 134.2 of the Subsystem Service Specification. If the deployment manifest does not conform to the subsystem manifest (see 134.15.2), the installation fails and a SubsystemException is thrown. If the input stream throws an IOException, the installation fails and a SubsystemException is thrown with the IOException as the cause.</text:p>
      <text:h text:style-name="Heading_20_2" text:outline-level="2">Subsystem API to provide access to more information</text:h>
      <text:p text:style-name="Body">A new method is added to the Subsystem interface with the following signature.</text:p>
      <text:p text:style-name="Body">public Map&lt;String, String&gt; getDeploymentHeaders();</text:p>
      <text:p text:style-name="Body">The method follows the same rules as described for the getSubsystemHeaders(Locale) method except that no Locale is accepted since there are currently no translatable headers defined.</text:p>
      <text:p text:style-name="Body"><text:change text:change-id="ct525379488"/></text:p>
      <text:h text:style-name="Heading_20_2" text:outline-level="2">Subsystem Configuration</text:h>
      <text:p text:style-name="Body">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1147560170657708620" text:style-name="L4">
        <text:list-item>
          <text:p text:style-name="P42">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42">Subsystem Configuration Target – The scoped subsystem which contains the Configuration Target.</text:p>
            </text:list-item>
          </text:list>
        </text:list-item>
        <text:list-item>
          <text:p text:style-name="P42">Configuring Bundle – A bundle that modifies the configuration information through the Configuration Admin service. This bundle is either a management bundle or the bundle for which the configuration information is intended.</text:p>
          <text:list>
            <text:list-item>
              <text:p text:style-name="P42">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42">Configuration Extenders – An Extender, such as Declarative Services, that is responsible for delivering configuration data to the entities they extend, such as service components.</text:p>
          <text:list>
            <text:list-item>
              <text:p text:style-name="P42"><text:soft-page-break/>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15">i.e. the Configuration Target). <text:s/>This implies that the ConfigurationAdmin service must be available within the context of the Subsystem Configuration Target.</text:span></text:p>
            </text:list-item>
          </text:list>
        </text:list-item>
        <text:list-item>
          <text:p text:style-name="P42"><text:span text:style-name="T15">Targeted PID </text:span><text:span text:style-name="T15">–</text:span><text:span text:style-name="T15"> Specially formatted PIDs that are interpreted by the Configuration Admin service. <text:s/>The target PID scopes the applicability of the PID to a limited set of target bundles.</text:span></text:p>
          <text:list>
            <text:list-item>
              <text:p text:style-name="P43">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Heading_20_3" text:outline-level="3">Subsystem Configuration Target</text:h>
      <text:p text:style-name="Body">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Subsystem Configuration Target a bundle belongs to. <text:s/>To do this a bundle location schema is defined for bundles that are deployed by the subsystems implementation:</text:p>
      <text:p text:style-name="P25">subsystem-location '/!' symbolic-name @ 'version'</text:p>
      <text:p text:style-name="Body">Where subsystem-location is the subsystem location for the Subsystem Configuration Target, symbolic-name is the symbolic of the bundle and version is the version of the bundle. <text:s/>Except for the subsystem region context bundle, all bundles deployed by the subsystems implementation must use this bundle location schema when installing bundles which belong to a subsystem.</text:p>
      <text:h text:style-name="Heading_20_3" text:outline-level="3">Delivering Configuration Data</text:h>
      <text:p text:style-name="Body">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Body">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28">com.example.web.WebConf|com.acme.example|3.2.0|ApplicationX</text:p>
      <text:p text:style-name="P8">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Heading_20_4" text:outline-level="4">Configuration Target Visibility</text:h>
      <text:p text:style-name="Body">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15">the Subsystem Configuration Target and will not have vis</text:span><text:span text:style-name="T15">ibility to the necessary services.</text:span></text:p>
      <text:p text:style-name="P8"><text:soft-page-break/><text:span text:style-name="T17">XXX – There are two ways I can think of to accomplish</text:span><text:span text:style-name="T17"> this:</text:span></text:p>
      <text:list xml:id="list8805081730955472286" text:style-name="L5">
        <text:list-item>
          <text:p text:style-name="P44">Have a configuration admin implementation that is subsystems aware. <text:s/>All this means is that is uses the system bundle context in order to discover all MSF and MS services no matter what scope they live in.</text:p>
        </text:list-item>
        <text:list-item>
          <text:p text:style-name="P44">Have <text:span text:style-name="T15">the</text:span> subsystems implementation somehow grant the configuration admin implementation bundle access to all MSF and MS service registrations.</text:p>
        </text:list-item>
      </text:list>
      <text:p text:style-name="Body">My preference is to use option 1 since it would not require any strange special holes to be poked through the subsystem sharing policy to expose specific services to specific bundles.</text:p>
      <text:h text:style-name="Heading_20_3" text:outline-level="3">Configuration Admin Service Visibility</text:h>
      <text:p text:style-name="Body">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Body">In order for these scenarios to work the subsystems implementation must implicitly import the ConfigurationAdmin <text:s/>service into each scoped subsystem. <text:s/>The one exception is if the scoped subsystem is a composite subsystem which exports a Configuration Admin service <text:span text:style-name="T3">(XXX – not really sure on this one, perhaps we do not really need to special cases this, would it be bad to export and implicitly import the same service?)</text:span></text:p>
      <text:h text:style-name="Heading_20_2" text:outline-level="2">Configuration Resources</text:h>
      <text:p text:style-name="P8">XXX – Left as a brain storming session for the F2F ;-)</text:p>
      <text:p text:style-name="P2">Need to allow for some configuration resources. <text:s/>Initial though is to have the resources themselves encode the configuration target in their file name:</text:p>
      <text:p text:style-name="P30">&lt;bundle-symbolic-name&gt;@&lt;bundle-version&gt;@&lt;PID&gt;.cfg</text:p>
      <text:p text:style-name="P29"><text:span text:style-name="T12">The cfg file would be a simple properties file where the key is the configuration key and the value </text:span><text:span text:style-name="T12">is the configuration key value. <text:s/>Perhaps it </text:span><text:span text:style-name="T12">uses the syntax for capability attributes from the Provide-Capability header </text:span><text:span text:style-name="T12">except we would have to substitute the ':' type separator with another char (maybe '@')</text:span><text:span text:style-name="T12">. <text:s/>For example:</text:span></text:p>
      <text:p text:style-name="P26"><text:a xlink:type="simple" xlink:href="mailto:ports@List"><text:span text:style-name="T12">ports</text:span></text:a><text:a xlink:type="simple" xlink:href="mailto:ports@List"><text:span text:style-name="T12">@</text:span></text:a><text:a xlink:type="simple" xlink:href="mailto:ports@List"><text:span text:style-name="T12">List</text:span></text:a><text:span text:style-name="T12">&lt;</text:span><text:span text:style-name="T12">Long</text:span><text:span text:style-name="T12">&gt;=1,2,3</text:span></text:p>
      <text:p text:style-name="P27">server.name=Acme Server</text:p>
      <text:p text:style-name="P33">The subsystems implementation would read these cfg resources and populate the configuration admin database with the proper targeted PID configurations. <text:s/>May also need to specify a new resource type of osgi.subsystem.configuration that can have a proper osgi identity and live in a repository and be included in the Subsystem-Content header.<text:change-start text:change-id="ct526170880"/></text:p>
      <text:h text:style-name="Heading_20_2" text:outline-level="2"><text:a xlink:type="simple" xlink:href="https://www.osgi.org/members/bugzilla/show_bug.cgi?id=2537"><text:span text:style-name="T20">Bug 2537</text:span></text:a> -<text:bookmark text:name="summary_alias_container1"/> <text:bookmark text:name="short_desc_nonedit_display1"/>[subsystems] Preferred-Provider not always a cure for uses constraint violation.</text:h>
      <text:p text:style-name="Body"><text:change-end text:change-id="ct526170880"/><text:change-start text:change-id="ct464117664"/>The following sections represent possible solutions to the issue.</text:p>
      <text:h text:style-name="Heading_20_3" text:outline-level="3"><text:soft-page-break/><text:s/>Nothing</text:h>
      <text:p text:style-name="Body">Do nothing. This is working as designed.</text:p>
      <text:h text:style-name="Heading_20_3" text:outline-level="3"><text:s/>Content + Preferred Provider Repository</text:h>
      <text:p text:style-name="Body"><text:bookmark text:name="comment_text_411"/>During the subsystem install process, while resolving the content of the subsystem (offline), change the steps outlined in section 134.6 - "Determining Dependences" to state that the search continues from step 1 "The Content Repository" to step 2 "The Preferred Repository" even if a capability is found in the content repository. <text:s/>The subsystem must prefer capabilities from the content repository, but should allow capabilities from the preferred repository if they can be used to solve an inconsistent class space (uses) issue.</text:p>
      <text:h text:style-name="Heading_20_3" text:outline-level="3"><text:s/>Content + Preferred Provider + System Repository</text:h>
      <text:p text:style-name="Body"><text:bookmark text:name="comment_text_42"/>While option 2 gives the developer an out to work around uses constraint issues when providers are available in the system repository, it still requires developer intervention to add a Preferred-Provider header. <text:s/>Also, preferred providers can only be used against providers that are contained in the parent subsystem (not any higher in the hierarchy). <text:s/>This may not always be possible since existing providers may pre-exist higher up in the hierarchy. An extension of option 2 is to also change step 2 "The Preferred Repository" to state that the search continues from step 2 "The Preferred Repository" to step 3 "The System Repository" if and only if no matching capabilities are found in the preferred repository. <text:s/>The subsystem must prefer capabilities from the content repository, but should allow capabilities from the system repository if they can be used to solve an inconsistent class space (uses) issue.</text:p>
      <text:h text:style-name="Heading_20_3" text:outline-level="3"><text:s/>Content + Preferred Provider + System + Local Repository</text:h>
      <text:p text:style-name="Body">Option 3 with an additional step. If option 3, step 3 is executed, proceed to step 4 “The Local Repository”, even if capabilities were found in the system repository.</text:p>
      <text:h text:style-name="Heading_20_3" text:outline-level="3"><text:s/>All Repositories</text:h>
      <text:p text:style-name="Body">Even more radical: Always continue on to the next step even when capabilities are found for all repositories. This is most likely a bad thing to do and has the potential to pull in the world from all registered Repository services unnecessarily during a resolve operation.<text:change-end text:change-id="ct464117664"/></text:p>
      <text:h text:style-name="Heading_20_1" text:outline-level="1">Considered Alternatives</text:h>
      <text:p text:style-name="P9">For posterity, record the design alternatives that were considered but rejected along with the reason for rejection. This is especially important for external/earlier solutions that were deemed not applicable.<text:change-start text:change-id="ct463834224"/></text:p>
      <text:h text:style-name="Heading_20_2" text:outline-level="2"><text:change-end text:change-id="ct463834224"/><text:change-start text:change-id="ct514297232"/>Weaving Hooks and DynamicImport-Package</text:h>
      <text:p text:style-name="P34"><text:change-end text:change-id="ct514297232"/><text:change-start text:change-id="ct569126944"/>The DynamicImport-Package header will not be addressed by this RFC. For the below reasons, we should wait for a compelling need to arise before attempting to tackle it.</text:p>
      <text:p text:style-name="P32"/>
      <text:p text:style-name="P31">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p>
      <text:p text:style-name="P32"/>
      <text:p text:style-name="P31"><text:soft-page-break/>Another concern is that computing the DIP header for applications is not binary compatible [2]. Some sort of opt-in mechanism would need to be devised.</text:p>
      <text:p text:style-name="P32"/>
      <text:p text:style-name="P31">[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p>
      <text:p text:style-name="P32"/>
      <text:p text:style-name="P32"><text:span text:style-name="T19">[2] </text:span><text:span text:style-name="T16"><text:s/>For example, a requirement of a content resource might get wired to an external resource when a local one was preferred.</text:span></text:p>
      <text:h text:style-name="Heading_20_2" text:outline-level="2"><text:change-end text:change-id="ct569126944"/><text:change-start text:change-id="ct464119664"/>Subsystem API to provide more access to information</text:h>
      <text:p text:style-name="Body">In addition to t<text:change-end text:change-id="ct464119664"/><text:change-start text:change-id="ct464024032"/>he new getDeploymentHeaders() method, defining a SubsystemDTO was considered. It was decided to leave this for the future since nobody was<text:change-end text:change-id="ct464024032"/><text:change-start text:change-id="ct569203504"/> currently asking for it.<text:change-end text:change-id="ct569203504"/></text:p>
      <text:h text:style-name="Heading_20_1" text:outline-level="1">Security Considerations</text:h>
      <text:p text:style-name="P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03561353766876964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5">Name</text:p>
          </table:table-cell>
          <table:table-cell table:style-name="Table2.B1" office:value-type="string">
            <text:p text:style-name="P15">Graham Charters</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row table:style-name="Table2.1">
          <table:table-cell table:style-name="Table2.A1" office:value-type="string">
            <text:p text:style-name="P15">Address</text:p>
          </table:table-cell>
          <table:table-cell table:style-name="Table2.B1" office:value-type="string">
            <text:p text:style-name="P15"/>
          </table:table-cell>
        </table:table-row>
        <table:table-row table:style-name="Table2.1">
          <table:table-cell table:style-name="Table2.A1" office:value-type="string">
            <text:p text:style-name="P15">Voice</text:p>
          </table:table-cell>
          <table:table-cell table:style-name="Table2.B1" office:value-type="string">
            <text:p text:style-name="P15"/>
          </table:table-cell>
        </table:table-row>
        <table:table-row table:style-name="Table2.1">
          <table:table-cell table:style-name="Table2.A1" office:value-type="string">
            <text:p text:style-name="P11">e-mail</text:p>
          </table:table-cell>
          <table:table-cell table:style-name="Table2.B1" office:value-type="string">
            <text:p text:style-name="P11">charters@uk.ibm.com</text:p>
          </table:table-cell>
        </table:table-row>
      </table:table>
      <text:p text:style-name="Body"/>
      <text:h text:style-name="Heading_20_2" text:outline-level="2">Acronyms and Abbreviations</text:h>
      <text:p text:style-name="Body">ESA – Enterprise Subsystem Archive (or .esa)</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ms Rmn" svg:font-family="'Tms Rmn'" style:font-family-generic="roman"/>
    <style:font-face style:name="Liberation Sans" svg:font-family="'Liberation Sans'" style:font-family-generic="swiss"/>
    <style:font-face style:name="Lucida Grande" svg:font-family="'Lucida Grande'"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201 - Subsystems Update</text:user-defined><text:tab/>Page <text:page-number text:select-page="current">19</text:page-number> of <text:page-count style:num-format="1">19</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1-30T19:33:57.69</meta:creation-date>
    <meta:editing-cycles>64</meta:editing-cycles>
    <meta:editing-duration>P10DT15H54M26S</meta:editing-duration>
    <dc:date>2013-07-25T11:17:35</dc:date>
    <dc:creator>BJ Hargrave</dc:creator>
    <meta:document-statistic meta:table-count="2" meta:image-count="2" meta:object-count="0" meta:page-count="19" meta:paragraph-count="334" meta:word-count="6748" meta:character-count="44831"/>
    <meta:user-defined meta:name="Company">IBM Corporation</meta:user-defined>
    <meta:user-defined meta:name="Info 3"/>
    <meta:user-defined meta:name="Info 4"/>
    <meta:user-defined meta:name="RFC Title">RFC 201 - Subsystems Update</meta:user-defined>
  </office:meta>
</office:document-meta>
</file>